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54in"/>
    </style:style>
    <style:style style:name="co2" style:family="table-column">
      <style:table-column-properties fo:break-before="auto" style:column-width="0.328in"/>
    </style:style>
    <style:style style:name="co3" style:family="table-column">
      <style:table-column-properties fo:break-before="auto" style:column-width="0.4528in"/>
    </style:style>
    <style:style style:name="co4" style:family="table-column">
      <style:table-column-properties fo:break-before="auto" style:column-width="0.6543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6866in"/>
    </style:style>
    <style:style style:name="co8" style:family="table-column">
      <style:table-column-properties fo:break-before="auto" style:column-width="0.369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16">
      <style:table-cell-properties fo:border="0.0008in solid #000000"/>
    </style:style>
    <style:style style:name="ce3" style:family="table-cell" style:parent-style-name="Default" style:data-style-name="N1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3" table:default-cell-style-name="ce3"/>
        <table:table-row table:style-name="ro1">
          <table:table-cell/>
          <table:table-cell office:value-type="string">
            <text:p>Calc</text:p>
          </table:table-cell>
          <table:table-cell office:value-type="string">
            <text:p>Meas</text:p>
          </table:table-cell>
          <table:table-cell/>
          <table:table-cell office:value-type="string">
            <text:p>total res</text:p>
          </table:table-cell>
          <table:table-cell office:value-type="string">
            <text:p>res to gnd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style-name="ce1" office:value-type="string">
            <text:p>cMin</text:p>
          </table:table-cell>
          <table:table-cell table:style-name="ce1" office:value-type="string">
            <text:p>cMax</text:p>
          </table:table-cell>
        </table:table-row>
        <table:table-row table:style-name="ro2">
          <table:table-cell office:value-type="string">
            <text:p>Right</text:p>
          </table:table-cell>
          <table:table-cell table:number-columns-repeated="2" office:value-type="float" office:value="0">
            <text:p>0.0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B3]/2" office:value-type="float" office:value="0.387323943661972">
            <text:p>0.3873239437</text:p>
          </table:table-cell>
          <table:table-cell table:formula="of:=[.G2]*1023/5" office:value-type="float" office:value="0">
            <text:p>0</text:p>
          </table:table-cell>
          <table:table-cell table:formula="of:=[.H2]*1023/5" office:value-type="float" office:value="79.2464788732394">
            <text:p>79</text:p>
          </table:table-cell>
        </table:table-row>
        <table:table-row table:style-name="ro2">
          <table:table-cell office:value-type="string">
            <text:p>up</text:p>
          </table:table-cell>
          <table:table-cell table:formula="of:=5*[.F3]/[.E3]" office:value-type="float" office:value="0.774647887323944">
            <text:p>0.8</text:p>
          </table:table-cell>
          <table:table-cell office:value-type="float" office:value="0.78">
            <text:p>0.8</text:p>
          </table:table-cell>
          <table:table-cell office:value-type="float" office:value="330">
            <text:p>330</text:p>
          </table:table-cell>
          <table:table-cell table:formula="of:=[.D3]+[.D2]" office:value-type="float" office:value="2130">
            <text:p>2130</text:p>
          </table:table-cell>
          <table:table-cell table:formula="of:=[.D3]" office:value-type="float" office:value="330">
            <text:p>330</text:p>
          </table:table-cell>
          <table:table-cell table:formula="of:=[.H2]" office:value-type="float" office:value="0.387323943661972">
            <text:p>0.3873239437</text:p>
          </table:table-cell>
          <table:table-cell table:formula="of:=AVERAGE([.B3:.B4])" office:value-type="float" office:value="1.22680733849592">
            <text:p>1.2268073385</text:p>
          </table:table-cell>
          <table:table-cell table:formula="of:=[.G3]*1023/5" office:value-type="float" office:value="79.2464788732394">
            <text:p>79</text:p>
          </table:table-cell>
          <table:table-cell table:formula="of:=[.H3]*1023/5" office:value-type="float" office:value="251.004781456265">
            <text:p>251</text:p>
          </table:table-cell>
        </table:table-row>
        <table:table-row table:style-name="ro2">
          <table:table-cell office:value-type="string">
            <text:p>down</text:p>
          </table:table-cell>
          <table:table-cell table:formula="of:=5*[.F4]/[.E4]" office:value-type="float" office:value="1.6789667896679">
            <text:p>1.7</text:p>
          </table:table-cell>
          <table:table-cell office:value-type="float" office:value="1.83">
            <text:p>1.8</text:p>
          </table:table-cell>
          <table:table-cell office:value-type="float" office:value="580">
            <text:p>580</text:p>
          </table:table-cell>
          <table:table-cell table:formula="of:=[.E3]+[.D4]" office:value-type="float" office:value="2710">
            <text:p>2710</text:p>
          </table:table-cell>
          <table:table-cell table:formula="of:=[.F3]+[.D4]" office:value-type="float" office:value="910">
            <text:p>910</text:p>
          </table:table-cell>
          <table:table-cell table:formula="of:=[.H3]" office:value-type="float" office:value="1.22680733849592">
            <text:p>1.2268073385</text:p>
          </table:table-cell>
          <table:table-cell table:formula="of:=AVERAGE([.B4:.B5])" office:value-type="float" office:value="2.12654538944311">
            <text:p>2.1265453894</text:p>
          </table:table-cell>
          <table:table-cell table:formula="of:=[.G4]*1023/5" office:value-type="float" office:value="251.004781456265">
            <text:p>251</text:p>
          </table:table-cell>
          <table:table-cell table:formula="of:=[.H4]*1023/5" office:value-type="float" office:value="435.091186680061">
            <text:p>435</text:p>
          </table:table-cell>
        </table:table-row>
        <table:table-row table:style-name="ro2">
          <table:table-cell office:value-type="string">
            <text:p>left</text:p>
          </table:table-cell>
          <table:table-cell table:formula="of:=5*[.F5]/[.E5]" office:value-type="float" office:value="2.57412398921833">
            <text:p>2.6</text:p>
          </table:table-cell>
          <table:table-cell office:value-type="float" office:value="2.69">
            <text:p>2.7</text:p>
          </table:table-cell>
          <table:table-cell office:value-type="float" office:value="1000">
            <text:p>1000</text:p>
          </table:table-cell>
          <table:table-cell table:formula="of:=[.E4]+[.D5]" office:value-type="float" office:value="3710">
            <text:p>3710</text:p>
          </table:table-cell>
          <table:table-cell table:formula="of:=[.F4]+[.D5]" office:value-type="float" office:value="1910">
            <text:p>1910</text:p>
          </table:table-cell>
          <table:table-cell table:formula="of:=[.H4]" office:value-type="float" office:value="2.12654538944311">
            <text:p>2.1265453894</text:p>
          </table:table-cell>
          <table:table-cell table:formula="of:=AVERAGE([.B5:.B6])" office:value-type="float" office:value="3.14512190901715">
            <text:p>3.145121909</text:p>
          </table:table-cell>
          <table:table-cell table:formula="of:=[.G5]*1023/5" office:value-type="float" office:value="435.091186680061">
            <text:p>435</text:p>
          </table:table-cell>
          <table:table-cell table:formula="of:=[.H5]*1023/5" office:value-type="float" office:value="643.491942584909">
            <text:p>643</text:p>
          </table:table-cell>
        </table:table-row>
        <table:table-row table:style-name="ro2">
          <table:table-cell office:value-type="string">
            <text:p>select</text:p>
          </table:table-cell>
          <table:table-cell table:formula="of:=5*[.F6]/[.E6]" office:value-type="float" office:value="3.71611982881598">
            <text:p>3.7</text:p>
          </table:table-cell>
          <table:table-cell office:value-type="float" office:value="3.8">
            <text:p>3.8</text:p>
          </table:table-cell>
          <table:table-cell office:value-type="float" office:value="3300">
            <text:p>3300</text:p>
          </table:table-cell>
          <table:table-cell table:formula="of:=[.E5]+[.D6]" office:value-type="float" office:value="7010">
            <text:p>7010</text:p>
          </table:table-cell>
          <table:table-cell table:formula="of:=[.F5]+[.D6]" office:value-type="float" office:value="5210">
            <text:p>5210</text:p>
          </table:table-cell>
          <table:table-cell table:formula="of:=[.H5]" office:value-type="float" office:value="3.14512190901715">
            <text:p>3.145121909</text:p>
          </table:table-cell>
          <table:table-cell table:formula="of:=AVERAGE([.B6:.B7])" office:value-type="float" office:value="4.35805991440799">
            <text:p>4.3580599144</text:p>
          </table:table-cell>
          <table:table-cell table:formula="of:=[.G6]*1023/5" office:value-type="float" office:value="643.491942584909">
            <text:p>643</text:p>
          </table:table-cell>
          <table:table-cell table:formula="of:=[.H6]*1023/5" office:value-type="float" office:value="891.659058487874">
            <text:p>892</text:p>
          </table:table-cell>
        </table:table-row>
        <table:table-row table:style-name="ro2">
          <table:table-cell office:value-type="string">
            <text:p>none</text:p>
          </table:table-cell>
          <table:table-cell table:number-columns-repeated="2" office:value-type="float" office:value="5">
            <text:p>5.0</text:p>
          </table:table-cell>
          <table:table-cell table:number-columns-repeated="3"/>
          <table:table-cell table:formula="of:=[.H6]" office:value-type="float" office:value="4.35805991440799">
            <text:p>4.3580599144</text:p>
          </table:table-cell>
          <table:table-cell office:value-type="float" office:value="5">
            <text:p>5</text:p>
          </table:table-cell>
          <table:table-cell table:formula="of:=[.G7]*1023/5" office:value-type="float" office:value="891.659058487874">
            <text:p>892</text:p>
          </table:table-cell>
          <table:table-cell table:formula="of:=[.H7]*1023/5" office:value-type="float" office:value="1023">
            <text:p>1023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6/02/2012</text:date>, <text:time>20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</meta:initial-creator>
    <meta:creation-date>2012-06-02T17:28:03</meta:creation-date>
    <dc:date>2012-06-02T20:43:24</dc:date>
    <dc:creator>Doug </dc:creator>
    <meta:editing-duration>PT02H45M00S</meta:editing-duration>
    <meta:editing-cycles>1</meta:editing-cycles>
    <meta:document-statistic meta:table-count="3" meta:cell-count="63" meta:object-count="0"/>
    <meta:generator>OpenOffice.org/3.2$Linux OpenOffice.org_project/320m19$Build-9505</meta:generator>
  </office:meta>
</office:document-meta>
</file>